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officeooo:rsid="00015c3b" officeooo:paragraph-rsid="0008cb18" style:font-size-asian="13pt" style:font-size-complex="13pt"/>
    </style:style>
    <style:style style:name="P2" style:family="paragraph" style:parent-style-name="Standard">
      <style:text-properties style:font-name="Times New Roman" fo:font-size="12pt" officeooo:rsid="00015c3b" officeooo:paragraph-rsid="0005e785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officeooo:rsid="00015c3b" officeooo:paragraph-rsid="0008cb18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Times New Roman" fo:font-size="12pt" officeooo:rsid="00015c3b" officeooo:paragraph-rsid="00143ac0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officeooo:paragraph-rsid="00079f14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officeooo:paragraph-rsid="0012e761" style:font-size-asian="12pt" style:font-size-complex="12pt"/>
    </style:style>
    <style:style style:name="P7" style:family="paragraph" style:parent-style-name="Standard">
      <style:text-properties fo:color="#333333" loext:opacity="100%" style:font-name="Times New Roman" fo:font-size="12pt" fo:font-weight="normal" officeooo:rsid="0006b6d1" officeooo:paragraph-rsid="0005e785" fo:background-color="#ffff0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font-weight="normal" officeooo:rsid="0008cb18" officeooo:paragraph-rsid="0006b6d1" fo:background-color="#ffff00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font-weight="normal" officeooo:rsid="0006b6d1" officeooo:paragraph-rsid="00079f14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font-weight="normal" officeooo:rsid="00023d76" officeooo:paragraph-rsid="0008cb1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333333" loext:opacity="100%" style:font-name="Times New Roman" fo:font-size="12pt" fo:font-weight="normal" officeooo:rsid="0008fd78" officeooo:paragraph-rsid="0008cb18" style:font-size-asian="12pt" style:font-weight-asian="normal" style:font-size-complex="12pt" style:font-weight-complex="normal"/>
    </style:style>
    <style:style style:name="T1" style:family="text">
      <style:text-properties officeooo:rsid="0005e785"/>
    </style:style>
    <style:style style:name="T2" style:family="text">
      <style:text-properties fo:color="#333333" loext:opacity="100%"/>
    </style:style>
    <style:style style:name="T3" style:family="text">
      <style:text-properties fo:color="#333333" loext:opacity="100%" fo:font-weight="normal" style:font-weight-asian="normal" style:font-weight-complex="normal"/>
    </style:style>
    <style:style style:name="T4" style:family="text">
      <style:text-properties fo:color="#333333" loext:opacity="100%" fo:font-weight="normal" officeooo:rsid="0006b6d1" style:font-weight-asian="normal" style:font-weight-complex="normal"/>
    </style:style>
    <style:style style:name="T5" style:family="text">
      <style:text-properties fo:color="#333333" loext:opacity="100%" fo:font-weight="normal" officeooo:rsid="00023d76" style:font-weight-asian="normal" style:font-weight-complex="normal"/>
    </style:style>
    <style:style style:name="T6" style:family="text">
      <style:text-properties fo:color="#333333" loext:opacity="100%" fo:font-weight="normal" officeooo:rsid="001345ed" style:font-weight-asian="normal" style:font-weight-complex="normal"/>
    </style:style>
    <style:style style:name="T7" style:family="text">
      <style:text-properties fo:color="#333333" loext:opacity="100%" fo:font-weight="normal" officeooo:rsid="0008cb18" fo:background-color="transparent" loext:char-shading-value="0" style:font-weight-asian="normal" style:font-weight-complex="normal"/>
    </style:style>
    <style:style style:name="T8" style:family="text">
      <style:text-properties fo:color="#333333" loext:opacity="100%" fo:font-weight="normal" officeooo:rsid="0006b6d1" fo:background-color="transparent" loext:char-shading-value="0" style:font-weight-asian="normal" style:font-weight-complex="normal"/>
    </style:style>
    <style:style style:name="T9" style:family="text">
      <style:text-properties fo:color="#333333" loext:opacity="100%" fo:font-weight="bold"/>
    </style:style>
    <style:style style:name="T10" style:family="text">
      <style:text-properties fo:color="#333333" loext:opacity="100%" fo:font-weight="bold" officeooo:rsid="00023d76" style:font-weight-asian="normal" style:font-weight-complex="normal"/>
    </style:style>
    <style:style style:name="T11" style:family="text">
      <style:text-properties fo:color="#333333" loext:opacity="100%" fo:font-weight="bold" officeooo:rsid="0006b6d1" fo:background-color="transparent" loext:char-shading-value="0" style:font-weight-asian="bold" style:font-weight-complex="bold"/>
    </style:style>
    <style:style style:name="T12" style:family="text">
      <style:text-properties fo:color="#333333" loext:opacity="100%" fo:font-weight="bold" officeooo:rsid="00023d76" fo:background-color="transparent" loext:char-shading-value="0" style:font-weight-asian="bold" style:font-weight-complex="bold"/>
    </style:style>
    <style:style style:name="T13" style:family="text">
      <style:text-properties fo:color="#333333" loext:opacity="100%" fo:font-weight="bold" officeooo:rsid="0008cb18" fo:background-color="transparent" loext:char-shading-value="0" style:font-weight-asian="bold" style:font-weight-complex="bold"/>
    </style:style>
    <style:style style:name="T14" style:family="text">
      <style:text-properties fo:color="#333333" loext:opacity="100%" officeooo:rsid="00023d76"/>
    </style:style>
    <style:style style:name="T15" style:family="text">
      <style:text-properties fo:color="#333333" loext:opacity="100%" fo:font-size="12pt" fo:font-weight="normal" officeooo:rsid="0006b6d1" style:font-size-asian="12pt" style:font-weight-asian="normal" style:font-size-complex="12pt" style:font-weight-complex="normal"/>
    </style:style>
    <style:style style:name="T16" style:family="text">
      <style:text-properties fo:color="#333333" loext:opacity="100%" fo:font-size="12pt" fo:font-weight="normal" officeooo:rsid="00023d76" style:font-size-asian="12pt" style:font-weight-asian="normal" style:font-size-complex="12pt" style:font-weight-complex="normal"/>
    </style:style>
    <style:style style:name="T17" style:family="text">
      <style:text-properties fo:color="#333333" loext:opacity="100%" fo:font-size="12pt" fo:font-weight="normal" officeooo:rsid="0006b6d1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color="#333333" loext:opacity="100%" fo:font-size="12pt" fo:font-weight="bold" officeooo:rsid="00023d76" style:font-size-asian="12pt" style:font-weight-asian="normal" style:font-size-complex="12pt" style:font-weight-complex="normal"/>
    </style:style>
    <style:style style:name="T19" style:family="text">
      <style:text-properties fo:color="#333333" loext:opacity="100%" fo:font-size="12pt" fo:font-weight="bold" officeooo:rsid="0006b6d1" fo:background-color="transparent" loext:char-shading-value="0" style:font-size-asian="12pt" style:font-weight-asian="bold" style:font-size-complex="12pt" style:font-weight-complex="bold"/>
    </style:style>
    <style:style style:name="T20" style:family="text">
      <style:text-properties fo:color="#333333" loext:opacity="100%" fo:font-size="12pt" fo:font-style="italic" fo:font-weight="normal" officeooo:rsid="001038b5" style:font-size-asian="12pt" style:font-style-asian="italic" style:font-weight-asian="normal" style:font-size-complex="12pt" style:font-style-complex="italic" style:font-weight-complex="normal"/>
    </style:style>
    <style:style style:name="T21" style:family="text">
      <style:text-properties fo:color="#333333" loext:opacity="100%" fo:font-size="12pt" fo:font-style="italic" fo:font-weight="normal" officeooo:rsid="000473e7" style:font-size-asian="12pt" style:font-style-asian="italic" style:font-weight-asian="normal" style:font-size-complex="12pt" style:font-style-complex="italic" style:font-weight-complex="normal"/>
    </style:style>
    <style:style style:name="T22" style:family="text">
      <style:text-properties fo:color="#333333" loext:opacity="100%" fo:font-size="12pt" fo:font-style="italic" fo:font-weight="normal" officeooo:rsid="0010fd4c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color="#333333" loext:opacity="100%" fo:font-size="12pt" fo:font-style="italic" fo:font-weight="normal" officeooo:rsid="001112ec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fo:color="#333333" loext:opacity="100%" fo:font-size="12pt" style:text-underline-style="solid" style:text-underline-width="auto" style:text-underline-color="font-color" fo:font-weight="normal" officeooo:rsid="0006b6d1" style:font-size-asian="12pt" style:font-weight-asian="normal" style:font-size-complex="12pt" style:font-weight-complex="normal"/>
    </style:style>
    <style:style style:name="T25" style:family="text">
      <style:text-properties fo:color="#333333" loext:opacity="100%" style:text-underline-style="solid" style:text-underline-width="auto" style:text-underline-color="font-color" fo:font-weight="normal" style:font-weight-asian="normal" style:font-weight-complex="normal"/>
    </style:style>
    <style:style style:name="T26" style:family="text">
      <style:text-properties fo:color="#333333" loext:opacity="100%" style:text-underline-style="solid" style:text-underline-width="auto" style:text-underline-color="font-color" fo:font-weight="normal" officeooo:rsid="0006b6d1" style:font-weight-asian="normal" style:font-weight-complex="normal"/>
    </style:style>
    <style:style style:name="T27" style:family="text">
      <style:text-properties fo:color="#333333" loext:opacity="100%" style:text-underline-style="solid" style:text-underline-width="auto" style:text-underline-color="font-color" fo:font-weight="normal" officeooo:rsid="00023d76" style:font-weight-asian="normal" style:font-weight-complex="normal"/>
    </style:style>
    <style:style style:name="T28" style:family="text">
      <style:text-properties fo:color="#333333" loext:opacity="100%" fo:font-style="italic" fo:font-weight="normal" officeooo:rsid="00023d76" style:font-style-asian="italic" style:font-weight-asian="normal" style:font-style-complex="italic" style:font-weight-complex="normal"/>
    </style:style>
    <style:style style:name="T29" style:family="text">
      <style:text-properties fo:color="#333333" loext:opacity="100%" fo:font-style="italic" fo:font-weight="normal" officeooo:rsid="000473e7" style:font-style-asian="italic" style:font-weight-asian="normal" style:font-style-complex="italic" style:font-weight-complex="normal"/>
    </style:style>
    <style:style style:name="T30" style:family="text">
      <style:text-properties fo:color="#333333" loext:opacity="100%" fo:font-style="italic" fo:font-weight="normal" officeooo:rsid="0010fd4c" style:font-style-asian="italic" style:font-weight-asian="normal" style:font-style-complex="italic" style:font-weight-complex="normal"/>
    </style:style>
    <style:style style:name="T31" style:family="text">
      <style:text-properties fo:color="#333333" loext:opacity="100%" fo:font-style="italic" fo:font-weight="normal" officeooo:rsid="001112ec" style:font-style-asian="italic" style:font-weight-asian="normal" style:font-style-complex="italic" style:font-weight-complex="normal"/>
    </style:style>
    <style:style style:name="T32" style:family="text">
      <style:text-properties fo:color="#333333" loext:opacity="100%" fo:font-style="italic" fo:font-weight="normal" officeooo:rsid="0011bb87" style:font-style-asian="italic" style:font-weight-asian="normal" style:font-style-complex="italic" style:font-weight-complex="normal"/>
    </style:style>
    <style:style style:name="T33" style:family="text">
      <style:text-properties fo:color="#333333" loext:opacity="100%" fo:font-style="italic" fo:font-weight="normal" officeooo:rsid="0012e761" style:font-style-asian="italic" style:font-weight-asian="normal" style:font-style-complex="italic" style:font-weight-complex="normal"/>
    </style:style>
    <style:style style:name="T34" style:family="text">
      <style:text-properties fo:color="#333333" loext:opacity="100%" fo:font-style="italic" fo:font-weight="normal" officeooo:rsid="0006b6d1" style:font-style-asian="italic" style:font-weight-asian="normal" style:font-style-complex="italic" style:font-weight-complex="normal"/>
    </style:style>
    <style:style style:name="T35" style:family="text">
      <style:text-properties fo:color="#333333" loext:opacity="100%" fo:font-style="italic" fo:font-weight="normal" officeooo:rsid="001345ed" style:font-style-asian="italic" style:font-weight-asian="normal" style:font-style-complex="italic" style:font-weight-complex="normal"/>
    </style:style>
    <style:style style:name="T36" style:family="text">
      <style:text-properties fo:color="#333333" loext:opacity="100%" fo:font-style="italic" fo:font-weight="bold" officeooo:rsid="00023d76" style:font-style-asian="italic" style:font-weight-asian="normal" style:font-style-complex="italic" style:font-weight-complex="normal"/>
    </style:style>
    <style:style style:name="T37" style:family="text">
      <style:text-properties fo:color="#333333" loext:opacity="100%" fo:font-style="italic" style:font-style-asian="italic" style:font-style-complex="italic"/>
    </style:style>
    <style:style style:name="T38" style:family="text">
      <style:text-properties fo:color="#333333" loext:opacity="100%" fo:font-style="italic" officeooo:rsid="001038b5" style:font-style-asian="italic" style:font-style-complex="italic"/>
    </style:style>
    <style:style style:name="T39" style:family="text">
      <style:text-properties fo:color="#333333" loext:opacity="100%" fo:font-style="italic" style:text-underline-style="solid" style:text-underline-width="auto" style:text-underline-color="font-color" fo:font-weight="normal" officeooo:rsid="0006b6d1" style:font-style-asian="italic" style:font-weight-asian="normal" style:font-style-complex="italic" style:font-weight-complex="normal"/>
    </style:style>
    <style:style style:name="T40" style:family="text">
      <style:text-properties fo:color="#333333" loext:opacity="100%" style:text-underline-style="none" fo:font-weight="normal" officeooo:rsid="0006b6d1" style:font-weight-asian="normal" style:font-weight-complex="normal"/>
    </style:style>
    <style:style style:name="T41" style:family="text">
      <style:text-properties fo:color="#333333" loext:opacity="100%" fo:font-style="normal" officeooo:rsid="001038b5" style:font-style-asian="normal" style:font-style-complex="normal"/>
    </style:style>
    <style:style style:name="T42" style:family="text">
      <style:text-properties fo:color="#333333" loext:opacity="100%" fo:font-style="normal" fo:font-weight="normal" officeooo:rsid="0010fd4c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èle <text:span text:style-name="T1">relationnel</text:span> Foody </text:p>
      <text:p text:style-name="P2"/>
      <text:p text:style-name="P7"/>
      <text:p text:style-name="P7"/>
      <text:p text:style-name="P4"><text:span text:style-name="T11">Détail Commande</text:span><text:span text:style-name="T8"> </text:span><text:span text:style-name="T3">(</text:span><text:span text:style-name="T26">NoComm</text:span><text:span text:style-name="T40">:</text:span><text:span text:style-name="T31">Number*</text:span><text:span text:style-name="T4">, </text:span><text:span text:style-name="T39">RéfProd</text:span><text:span text:style-name="T34">:</text:span><text:span text:style-name="T29">V</text:span><text:span text:style-name="T30">archar*,</text:span><text:span text:style-name="T4"> PrixUnit:</text:span><text:span text:style-name="T30">Varchar</text:span><text:span text:style-name="T4">, Qte:</text:span><text:span text:style-name="T29">V</text:span><text:span text:style-name="T30">archar</text:span><text:span text:style-name="T4">, Remise %</text:span><text:span text:style-name="T29">V</text:span><text:span text:style-name="T30">archar</text:span><text:span text:style-name="T5">)</text:span></text:p>
      <text:p text:style-name="P5"/>
      <text:p text:style-name="P6"><text:span text:style-name="T12">Produit </text:span><text:span text:style-name="T14">(</text:span><text:span text:style-name="T25">RéfProd</text:span><text:span text:style-name="T9">:</text:span><text:span text:style-name="T33">Int</text:span><text:span text:style-name="T28">,</text:span><text:span text:style-name="T36"> </text:span><text:span text:style-name="T2">NomProd:</text:span><text:span text:style-name="T29">V</text:span><text:span text:style-name="T30">archar</text:span><text:span text:style-name="T2">, QtepartUnit:</text:span><text:span text:style-name="T29">V</text:span><text:span text:style-name="T30">archar</text:span><text:span text:style-name="T2">, PrixUnit:</text:span><text:span text:style-name="T30">Varchar</text:span><text:span text:style-name="T2">, UnitesStock:</text:span><text:span text:style-name="T29">V</text:span><text:span text:style-name="T30">archar</text:span><text:span text:style-name="T2">, UnitesCom:</text:span><text:span text:style-name="T29">V</text:span><text:span text:style-name="T30">archar</text:span><text:span text:style-name="T2">, NiveauReap:</text:span><text:span text:style-name="T29">V</text:span><text:span text:style-name="T30">archar</text:span><text:span text:style-name="T2">, Indisponible:</text:span><text:span text:style-name="T37">V</text:span><text:span text:style-name="T38">archar, </text:span><text:span text:style-name="T41">NoFour</text:span><text:span text:style-name="T38">:</text:span><text:span text:style-name="T29">V</text:span><text:span text:style-name="T30">archar*, </text:span><text:span text:style-name="T42">CodeCatég</text:span><text:span text:style-name="T30">:</text:span><text:span text:style-name="T29">V</text:span><text:span text:style-name="T30">archar* </text:span><text:span text:style-name="T14">)</text:span></text:p>
      <text:p text:style-name="P9"/>
      <text:p text:style-name="P1"><text:span text:style-name="T19">Fournisseur</text:span><text:span text:style-name="T17"> </text:span><text:span text:style-name="T16">(</text:span><text:span text:style-name="T24">NoFour</text:span><text:span text:style-name="T15">:</text:span><text:span text:style-name="T23">Number</text:span><text:span text:style-name="T18">, </text:span><text:span text:style-name="T15">Société:</text:span><text:span text:style-name="T21">V</text:span><text:span text:style-name="T22">archa</text:span><text:span text:style-name="T15">, Contact:</text:span><text:span text:style-name="T22">Varchar, </text:span><text:span text:style-name="T15">Fonction:</text:span><text:span text:style-name="T21">V</text:span><text:span text:style-name="T22">archar</text:span><text:span text:style-name="T15">, Adresse:</text:span><text:span text:style-name="T21">V</text:span><text:span text:style-name="T22">archar</text:span><text:span text:style-name="T15">, Ville:</text:span><text:span text:style-name="T21">V</text:span><text:span text:style-name="T22">archar</text:span><text:span text:style-name="T15">, Région:</text:span><text:span text:style-name="T21">V</text:span><text:span text:style-name="T22">archar</text:span><text:span text:style-name="T15">, CodePostal:</text:span><text:span text:style-name="T21">V</text:span><text:span text:style-name="T22">archar</text:span><text:span text:style-name="T15">, Pays:</text:span><text:span text:style-name="T21">V</text:span><text:span text:style-name="T22">archar</text:span><text:span text:style-name="T15">, Tél:</text:span><text:span text:style-name="T21">V</text:span><text:span text:style-name="T22">archar</text:span><text:span text:style-name="T15">, Fax:</text:span><text:span text:style-name="T21">V</text:span><text:span text:style-name="T22">archar</text:span><text:span text:style-name="T15">, PageAcceuil: </text:span><text:span text:style-name="T20">Varchar</text:span><text:span text:style-name="T16">)</text:span><text:span text:style-name="T5"> </text:span><text:span text:style-name="T4"><text:s/></text:span></text:p>
      <text:p text:style-name="P8"/>
      <text:p text:style-name="P3"><text:span text:style-name="T13">Catégorie</text:span><text:span text:style-name="T7"> </text:span><text:span text:style-name="T5">(</text:span><text:span text:style-name="T27">Code catégorie</text:span><text:span text:style-name="T10">:</text:span><text:span text:style-name="T32">Char</text:span><text:span text:style-name="T10">, </text:span><text:span text:style-name="T5">Nom</text:span><text:span text:style-name="T6">Categ</text:span><text:span text:style-name="T5">:</text:span><text:span text:style-name="T29">V</text:span><text:span text:style-name="T35">archar</text:span><text:span text:style-name="T5">, Description:</text:span><text:span text:style-name="T30">Varchar</text:span><text:span text:style-name="T5">)</text:span></text:p>
      <text:p text:style-name="P10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5T09:48:56.545000000</meta:creation-date>
    <dc:date>2021-02-05T17:12:23.700000000</dc:date>
    <meta:editing-duration>PT3H48M42S</meta:editing-duration>
    <meta:editing-cycles>7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5" meta:word-count="42" meta:character-count="600" meta:non-whitespace-character-count="560"/>
  </office:meta>
</office:document-meta>
</file>